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094e7c" officeooo:paragraph-rsid="00113be3" style:font-size-asian="9.60000038146973pt" style:font-weight-asian="normal" style:font-size-complex="11pt" style:font-weight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113be3" officeooo:paragraph-rsid="00113be3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fo:font-size="11pt" fo:font-weight="normal" officeooo:rsid="00113be3" officeooo:paragraph-rsid="00113be3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094e7c" officeooo:paragraph-rsid="00113be3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113be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13be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4586" fo:font-size="12pt" fo:font-weight="normal" officeooo:rsid="000bf72f" officeooo:paragraph-rsid="00113be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113be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113be3" style:font-size-asian="14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113be3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113be3" officeooo:paragraph-rsid="00113be3"/>
    </style:style>
    <style:style style:name="T1" style:family="text">
      <style:text-properties officeooo:rsid="00094e7c"/>
    </style:style>
    <style:style style:name="T2" style:family="text">
      <style:text-properties style:text-position="super 58%" officeooo:rsid="00113be3"/>
    </style:style>
    <style:style style:name="T3" style:family="text">
      <style:text-properties officeooo:rsid="00113be3"/>
    </style:style>
    <style:style style:name="T4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000000" fo:font-size="11pt" fo:font-weight="normal" officeooo:rsid="00113be3" style:font-size-asian="11pt" style:font-weight-asian="normal" style:font-size-complex="11pt" style:font-weight-complex="normal"/>
    </style:style>
    <style:style style:name="T6" style:family="text">
      <style:text-properties officeooo:rsid="0011c3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ly Report(Up until <text:span text:style-name="T3">10</text:span><text:span text:style-name="T2">th</text:span> <text:span text:style-name="T1">September</text:span>, 2015)</text:p>
      <text:p text:style-name="P6">Anirudh Tiwari</text:p>
      <text:p text:style-name="P6"/>
      <text:p text:style-name="P6"/>
      <text:p text:style-name="P8">Work Done</text:p>
      <text:list xml:id="list1407297619203706125" text:style-name="L4">
        <text:list-item>
          <text:p text:style-name="P10"><text:span text:style-name="T5">Last time around I was testing K-Means on only two domain proteins. I created a set of proteins having 1-5 domains and ran my script on it.</text:span></text:p>
        </text:list-item>
        <text:list-item>
          <text:p text:style-name="P11"><text:span text:style-name="T4">I was stitching the scattered fragments based on their sequence. Now, I tried stitching based on their distance from the centroids(as calculated by k-means).</text:span></text:p>
        </text:list-item>
        <text:list-item>
          <text:p text:style-name="P11"><text:span text:style-name="T4">Partially read Stella's paper.</text:span></text:p>
        </text:list-item>
      </text:list>
      <text:p text:style-name="P4"/>
      <text:p text:style-name="P9">Results</text:p>
      <text:list xml:id="list5589682954975543124" text:style-name="L2">
        <text:list-item>
          <text:p text:style-name="P2">The average overlap reported on testing(using stitching based on sequence) on 1-5 domain proteins is around 70-80%, but since I am experimenting with different methods to stitch the scattered fragments, <text:s/>this comparison is to be done for all the different methods. And only then <text:span text:style-name="T6">I can </text:span>come <text:span text:style-name="T6">up</text:span> <text:span text:style-name="T6">with</text:span> <text:span text:style-name="T6">the</text:span> <text:span text:style-name="T6">best</text:span> overlap score.<text:span text:style-name="T1"> </text:span></text:p>
          <text:p text:style-name="P1"/>
        </text:list-item>
      </text:list>
      <text:p text:style-name="P7">Next Steps</text:p>
      <text:list xml:id="list3570166897507991637" text:style-name="L3">
        <text:list-item>
          <text:p text:style-name="P3">Try to stitch fragments based on secondary structure information and by calculating their interaction energy with other domains. </text:p>
        </text:list-item>
        <text:list-item>
          <text:p text:style-name="P3">Complete reading Stella's paper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Tiwari</meta:initial-creator>
    <meta:creation-date>2015-09-11T09:44:28.330210444</meta:creation-date>
    <dc:date>2015-09-11T10:04:09.813169232</dc:date>
    <dc:creator>Anirudh Tiwari</dc:creator>
    <meta:editing-duration>PT4M16S</meta:editing-duration>
    <meta:editing-cycles>1</meta:editing-cycles>
    <meta:document-statistic meta:table-count="0" meta:image-count="0" meta:object-count="0" meta:page-count="1" meta:paragraph-count="11" meta:word-count="149" meta:character-count="906" meta:non-whitespace-character-count="770"/>
    <meta:generator>LibreOffice/4.2.8.2$Linux_X86_64 LibreOffice_project/420$Build-2</meta:generator>
  </office:meta>
</office:document-meta>
</file>